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7c45"/>
    </style:style>
    <style:style style:name="P2" style:family="paragraph" style:parent-style-name="Standard">
      <style:text-properties officeooo:rsid="001f7c45" officeooo:paragraph-rsid="001f7c45"/>
    </style:style>
    <style:style style:name="P3" style:family="paragraph" style:parent-style-name="Standard">
      <style:text-properties officeooo:rsid="001f7c45" officeooo:paragraph-rsid="001faae3"/>
    </style:style>
    <style:style style:name="P4" style:family="paragraph" style:parent-style-name="Standard">
      <style:text-properties fo:font-weight="bold" officeooo:rsid="001f7c45" officeooo:paragraph-rsid="001f7c45" style:font-weight-asian="bold" style:font-weight-complex="bold"/>
    </style:style>
    <style:style style:name="P5" style:family="paragraph" style:parent-style-name="Standard">
      <style:text-properties fo:font-weight="bold" officeooo:paragraph-rsid="001f7c45" style:font-weight-asian="bold" style:font-weight-complex="bold"/>
    </style:style>
    <style:style style:name="P6" style:family="paragraph" style:parent-style-name="Standard">
      <style:text-properties officeooo:paragraph-rsid="001faae3"/>
    </style:style>
    <style:style style:name="T1" style:family="text">
      <style:text-properties officeooo:rsid="001f7c4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aa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Q1)Method-1: Compute DFT and IDFT using inbuilt numpy function (fft, ifft) in python import numpy as np</text:p>
      <text:p text:style-name="P1"/>
      <text:p text:style-name="P1">from numpy.fft import fft, ifft #N-4 point DFT and IDFT</text:p>
      <text:p text:style-name="P1"/>
      <text:p text:style-name="P1">#input sequence x-(1,3,5,2]</text:p>
      <text:p text:style-name="P1"/>
      <text:p text:style-name="P1">L-len(x) #print (L)</text:p>
      <text:p text:style-name="P1"/>
      <text:p text:style-name="P1">Nint(input("\n Enter number of DFT points: \n"))</text:p>
      <text:p text:style-name="P1"/>
      <text:p text:style-name="P1">m-N-L #Trailing zeros x1-np.pad(x, (0,m), 'constant)</text:p>
      <text:p text:style-name="P1"/>
      <text:p text:style-name="P1">print("in zero padded sequence: \n",x1)</text:p>
      <text:p text:style-name="P1"/>
      <text:p text:style-name="P1">#compute DFT Xk-fft(x1,N) #display the result</text:p>
      <text:p text:style-name="P1"/>
      <text:p text:style-name="P1">print("in DFT of the given sequence is: \n",Xk)</text:p>
      <text:p text:style-name="P1"/>
      <text:p text:style-name="P1">#compute IDFT</text:p>
      <text:p text:style-name="P1"/>
      <text:p text:style-name="P1">xN-ifft(Xk,N)</text:p>
      <text:p text:style-name="P1"/>
      <text:p text:style-name="P1">xNR-np.round(xN.real, 1) print("\n IDFT is: \n",xNR)</text:p>
      <text:p text:style-name="P1"/>
      <text:p text:style-name="P1">Output:</text:p>
      <text:p text:style-name="P1"/>
      <text:p text:style-name="P1">Enter number of DFT points:</text:p>
      <text:p text:style-name="P1"/>
      <text:p text:style-name="P1">4</text:p>
      <text:p text:style-name="P1"/>
      <text:p text:style-name="P1">zero padded sequence: [1 3 5 2]</text:p>
      <text:p text:style-name="P1"/>
      <text:p text:style-name="P1">DFT of the given sequence is: [11.+0.1-4.-1.1) 1.+0.1 4.+1.11</text:p>
      <text:p text:style-name="P1"/>
      <text:p text:style-name="P2">IDFT is: [1. 3. 5. 2.1</text:p>
      <text:p text:style-name="P1">***************************************</text:p>
      <text:p text:style-name="P5"><text:span text:style-name="T1">Q2)</text:span>To plot Magnitude and Phase Spetrum of N point DFT</text:p>
      <text:p text:style-name="P1">import numpy as np</text:p>
      <text:p text:style-name="P1">from numpy.fft import fft, ifft #input sequence</text:p>
      <text:p text:style-name="P6">x=[2,3,4,2] </text:p>
      <text:p text:style-name="P6">L= len(x)</text:p>
      <text:p text:style-name="P1">#print (L)</text:p>
      <text:p text:style-name="P1">N=int(input("Enter number of DFT points: "))</text:p>
      <text:p text:style-name="P1">m-N-L #Trailing zeros #Zero padded sequence</text:p>
      <text:p text:style-name="P1">x1=np.pad(x, (0,m), 'constant)</text:p>
      <text:p text:style-name="P1">print("zero padded sequence: ",x1)</text:p>
      <text:p text:style-name="P1">#compute N-point DFT Xk=fft(x1,N)</text:p>
      <text:p text:style-name="P1">#compute N-point IDFT</text:p>
      <text:p text:style-name="P1">XN=ifft (Xk,N)</text:p>
      <text:p text:style-name="P1">XNR-np.round(xN.real,1)</text:p>
      <text:p text:style-name="P1"><text:soft-page-break/>print("IDFT is: ",xNR)</text:p>
      <text:p text:style-name="P1">#plot magnitude and phase response of DFT from matplotlib import pyplot as plt</text:p>
      <text:p text:style-name="P6">n=np.arange(N)</text:p>
      <text:p text:style-name="P6"><text:s/>#Discrete time range</text:p>
      <text:p text:style-name="P6">k=np.arange(N) </text:p>
      <text:p text:style-name="P6">#Discrete frequency index</text:p>
      <text:p text:style-name="P6">plt.stem(n,x1) </text:p>
      <text:p text:style-name="P6">plt.xlabel("---&gt;n")</text:p>
      <text:p text:style-name="P6">plt.ylabel("Amplitude") </text:p>
      <text:p text:style-name="P6">plt.title("input sequence")</text:p>
      <text:p text:style-name="P1">plt.show()</text:p>
      <text:p text:style-name="P1">#magnitude spectrum Xmag-np.abs (Xk)</text:p>
      <text:p text:style-name="P1">plt.stem (k, Xmag)</text:p>
      <text:p text:style-name="P6">plt.xlabel("--&gt;k") </text:p>
      <text:p text:style-name="P6">plt.ylabel("Magnitude")</text:p>
      <text:p text:style-name="P1">plt.title("Magnitude</text:p>
      <text:p text:style-name="P1">plt.show()</text:p>
      <text:p text:style-name="P1">#phase spectrum</text:p>
      <text:p text:style-name="P1">Xph-np.angle(Xk)</text:p>
      <text:p text:style-name="P1">plt.stem(k, Xph)</text:p>
      <text:p text:style-name="P1">plt.xlabel("---&gt;k")</text:p>
      <text:p text:style-name="P1">plt.ylabel("Phase")</text:p>
      <text:p text:style-name="P1">plt.title("Phase response")</text:p>
      <text:p text:style-name="P1">plt.show()</text:p>
      <text:p text:style-name="P1"/>
      <text:p text:style-name="P1">**********************************************</text:p>
      <text:p text:style-name="P1"/>
      <text:p text:style-name="P5"><text:span text:style-name="T1">Q3)</text:span>Method 3 Linear Convolution using equation</text:p>
      <text:p text:style-name="P1">import numpy as np </text:p>
      <text:p text:style-name="P1">x-eval(input("Enter sequnce x[n] : "))</text:p>
      <text:p text:style-name="P1">heval (input("Enter sequnce h[n] : ” ))</text:p>
      <text:p text:style-name="P1">N * 1 = len(x)</text:p>
      <text:p text:style-name="P1"><text:s/>N * 2 = len(h)</text:p>
      <text:p text:style-name="P1">N =N1+N2-1</text:p>
      <text:p text:style-name="P1">m = N – N<text:span text:style-name="T1">1</text:span></text:p>
      <text:p text:style-name="P1"><text:s/>n = N - N2</text:p>
      <text:p text:style-name="P6">x = np.<text:span text:style-name="T3">pad</text:span> ( x, (0, m) ,"constant") </text:p>
      <text:p text:style-name="P6">h = np.<text:span text:style-name="T3">pad</text:span>(h, (0, n) ,"constant")</text:p>
      <text:p text:style-name="P6">y = np (N) </text:p>
      <text:p text:style-name="P6">print("\nzero padded input sequence:\n",x)</text:p>
      <text:p text:style-name="P1">print("\nzero padded input sequence:\n",h)</text:p>
      <text:p text:style-name="P1">#print(y)</text:p>
      <text:p text:style-name="P1">for n in range (N): for k in range (N):</text:p>
      <text:p text:style-name="P1">if n&gt;=k:</text:p>
      <text:p text:style-name="P3">y[n]=y[n]+x[n-k]*h[k] </text:p>
      <text:p text:style-name="P3">print("\n Result of Linear Convolution\n", y)</text:p>
      <text:p text:style-name="P2"/>
      <text:p text:style-name="P2">****************************************************</text:p>
      <text:p text:style-name="P4">Q4)MINIMUM MAX MIXED PHASE SYSTEMS</text:p>
      <text:p text:style-name="P5"/>
      <text:p text:style-name="P1">#import pockages</text:p>
      <text:p text:style-name="P1"/>
      <text:p text:style-name="P1"><text:soft-page-break/>import numpy as np from matplotlib import pyplot as plt from scipy import signal</text:p>
      <text:p text:style-name="P1"/>
      <text:p text:style-name="P1">Buser defined function for pole-zero plot def</text:p>
      <text:p text:style-name="P1"/>
      <text:p text:style-name="P1">polezero(b,a): (zeros, poles,gain)-signal. tf2zpk(b,a)</text:p>
      <text:p text:style-name="P1"/>
      <text:p text:style-name="P1">angle np.linspace (0,2*np.pt, 100) cirx-np.sin(angle)</text:p>
      <text:p text:style-name="P1"/>
      <text:p text:style-name="P1">ciry np.cos(angle)</text:p>
      <text:p text:style-name="P1"/>
      <text:p text:style-name="P1">plt.figure() plt.grid()</text:p>
      <text:p text:style-name="P1"/>
      <text:p text:style-name="P1">#Plot unit circle</text:p>
      <text:p text:style-name="P1"/>
      <text:p text:style-name="P1">plt.plot(cirx,ctry, 'k-') #plot poles and zeros in z plane</text:p>
      <text:p text:style-name="P1"/>
      <text:p text:style-name="P1">plt.plot(poles.real, poles.imag, 'bx", zeros.real, zeros.imag, 'ro') plt.xlim(-3,3)</text:p>
      <text:p text:style-name="P1"/>
      <text:p text:style-name="P1">plt.xlabel('Real of 2') plt.ylabel('Imag of z')</text:p>
      <text:p text:style-name="P1"/>
      <text:p text:style-name="P1">plt.title('Pole-zero plot')</text:p>
      <text:p text:style-name="P1"/>
      <text:p text:style-name="P1">plt.ylim(-3,3) return(zeros,poles,gain)</text:p>
      <text:p text:style-name="P1"/>
      <text:p text:style-name="P1">#Define H(Z)</text:p>
      <text:p text:style-name="P1"/>
      <text:p text:style-name="P1">#Num coffe of H(Z)</text:p>
      <text:p text:style-name="P1"/>
      <text:p text:style-name="P1">b = [1, 0.5, 1.5] #Deno coff of H(Z) #call the function polezero (b, a)</text:p>
      <text:p text:style-name="P1"/>
      <text:p text:style-name="P1">a = [1, 0, 0]</text:p>
      <text:p text:style-name="P1"/>
      <text:p text:style-name="P1">#Display poles and zeros (zeros,poles,gain)-signal. tf2zpk(b,a)</text:p>
      <text:p text:style-name="P1"/>
      <text:p text:style-name="P1">print('in zero of H(Z):\n',zeros) print(in poles of H(Z):\n',poles) print('In gain of H(Z) : backslash n^ prime ,ga(n)</text:p>
      <text:p text:style-name="P1"/>
      <text:p text:style-name="P1">b * 1 = [1, 1, 1/6] a * 1 = [1, 0, theta]</text:p>
      <text:p text:style-name="P1"/>
      <text:p text:style-name="P1">#call the function polezero(bi,a1)</text:p>
      <text:p text:style-name="P1"/>
      <text:p text:style-name="P1">#Display poles and zeros (zeros,poles,gain) signal.tf2zpk(b1,a1)</text:p>
      <text:p text:style-name="P1"/>
      <text:p text:style-name="P1">print('in zero of H(Z) : backslash n^ * ,zeros) print('in poles of H(Z) : backslash n^ prime ,poles) print('in gain of H(Z) : backslash n^ prime ,gain)</text:p>
      <text:p text:style-name="P1"/>
      <text:p text:style-name="P1">b * 2 = [1, 2, 3] a * 2 = [1, theta, theta]</text:p>
      <text:p text:style-name="P1"/>
      <text:p text:style-name="P1">#call the function</text:p>
      <text:p text:style-name="P1"/>
      <text:p text:style-name="P1">polezero o (b2,a2)</text:p>
      <text:p text:style-name="P1"/>
      <text:p text:style-name="P1"><text:soft-page-break/>#Display poles and zeros (zeros,poles,gain)-signal.tf2zpk(b2a2)</text:p>
      <text:p text:style-name="P1"/>
      <text:p text:style-name="P1">print('in zero of H(Z) : backslash n^ prime zeros) print('in poles of H(Z) :ln^ i ,poles)</text:p>
      <text:p text:style-name="P2">plt.show()</text:p>
      <text:p text:style-name="P2"/>
      <text:p text:style-name="P2">******************************************</text:p>
      <text:p text:style-name="P4">Q5) Call the function to display pole zero</text:p>
      <text:p text:style-name="P5"/>
      <text:p text:style-name="P1">plt.figure(3) </text:p>
      <text:p text:style-name="P1">plt.subplot(1,2,1)</text:p>
      <text:p text:style-name="P1"/>
      <text:p text:style-name="P1">polezero(num2, den2)</text:p>
      <text:p text:style-name="P1"/>
      <text:p text:style-name="P1">plt.grid()</text:p>
      <text:p text:style-name="P1"/>
      <text:p text:style-name="P1">plt.title('Type 2-pole zero') #plot phase response</text:p>
      <text:p text:style-name="P1"/>
      <text:p text:style-name="P1">(w,H) signal. freqz (num2, den2) </text:p>
      <text:p text:style-name="P1">plt.subplot(1,2,2)</text:p>
      <text:p text:style-name="P1"><text:s/>plt.phase spectrum(H)</text:p>
      <text:p text:style-name="P1"/>
      <text:p text:style-name="P1">plt.grid(</text:p>
      <text:p text:style-name="P1"/>
      <text:p text:style-name="P1">plt.title( Type2 Phase Char')</text:p>
      <text:p text:style-name="P1"/>
      <text:p text:style-name="P1">plt.show()</text:p>
      <text:p text:style-name="P1"/>
      <text:p text:style-name="P1">#TYPE3</text:p>
      <text:p text:style-name="P1"/>
      <text:p text:style-name="P1">#Define H(Z)</text:p>
      <text:p text:style-name="P1"/>
      <text:p text:style-name="P1">#NUM coeff (Z)</text:p>
      <text:p text:style-name="P1"><text:s/>num3-[-2.5,3,0,-3,2.5]</text:p>
      <text:p text:style-name="P1"><text:s/>den3 [1,0,0,0,0]</text:p>
      <text:p text:style-name="P1"/>
      <text:p text:style-name="P1">#call the function to display pole-zero</text:p>
      <text:p text:style-name="P1"/>
      <text:p text:style-name="P1">plt.figure(4)</text:p>
      <text:p text:style-name="P1"/>
      <text:p text:style-name="P1">plt.subplot(1,2,1) polezero(num3, den3)</text:p>
      <text:p text:style-name="P1"/>
      <text:p text:style-name="P1">plt.grid()</text:p>
      <text:p text:style-name="P1"/>
      <text:p text:style-name="P1">plt.title( Type 3-pole zero')</text:p>
      <text:p text:style-name="P1"/>
      <text:p text:style-name="P1">#plot phase response</text:p>
      <text:p text:style-name="P1"/>
      <text:p text:style-name="P1">(w,H)=signal.freqz (num3, den3)</text:p>
      <text:p text:style-name="P1"/>
      <text:p text:style-name="P1">plt.subplot(1,2,2) </text:p>
      <text:p text:style-name="P1">plt.phase spectrum(H)</text:p>
      <text:p text:style-name="P1"><text:s/>plt.grid()</text:p>
      <text:p text:style-name="P1"><text:soft-page-break/></text:p>
      <text:p text:style-name="P1">plt.title('Type3 Phase Char')</text:p>
      <text:p text:style-name="P1"/>
      <text:p text:style-name="P1">plt.show() #TYPE4</text:p>
      <text:p text:style-name="P1"/>
      <text:p text:style-name="P1">#Define H(Z)</text:p>
      <text:p text:style-name="P1"/>
      <text:p text:style-name="P1">#NUM coeff H(Z)</text:p>
      <text:p text:style-name="P1">num4-[1.2,-2.5,2.5, -1.2]</text:p>
      <text:p text:style-name="P1"/>
      <text:p text:style-name="P1">den4=[1,0,0,0]</text:p>
      <text:p text:style-name="P1"/>
      <text:p text:style-name="P1">#call the function to display pole-zero</text:p>
      <text:p text:style-name="P1"/>
      <text:p text:style-name="P1">plt.figure(5)</text:p>
      <text:p text:style-name="P1"/>
      <text:p text:style-name="P1">plt.subplot(1,2,1)</text:p>
      <text:p text:style-name="P1"/>
      <text:p text:style-name="P1">polezero(num4, den4)</text:p>
      <text:p text:style-name="P1"/>
      <text:p text:style-name="P1">plt.grid()</text:p>
      <text:p text:style-name="P1"/>
      <text:p text:style-name="P1">plt.title('Type 4-pole zero')</text:p>
      <text:p text:style-name="P1"/>
      <text:p text:style-name="P1">#plot phase response </text:p>
      <text:p text:style-name="P1">(w,H)=signal.freqz (num4,den4)</text:p>
      <text:p text:style-name="P1"/>
      <text:p text:style-name="P1">plt.subplot(1,2,2)</text:p>
      <text:p text:style-name="P1"/>
      <text:p text:style-name="P1">plt.phase spectrum(H)</text:p>
      <text:p text:style-name="P1"/>
      <text:p text:style-name="P1">plt.grid() </text:p>
      <text:p text:style-name="P1">plt.title(Type4 Phase Char')</text:p>
      <text:p text:style-name="P1">print("\n gain of H(Z): \n',gain)</text:p>
      <text:p text:style-name="P1"/>
      <text:p text:style-name="P1">b3=[ 1 ,0.5,1.5 ]</text:p>
      <text:p text:style-name="P1"/>
      <text:p text:style-name="P1">a4= [1,0,0 ] </text:p>
      <text:p text:style-name="P1">#coll the function</text:p>
      <text:p text:style-name="P1"><text:s/>polezero o (b3,a4)</text:p>
      <text:p text:style-name="P1"/>
      <text:p text:style-name="P1">#Display poles and zeros</text:p>
      <text:p text:style-name="P1"><text:s/>(zeros, poles,gain)=signal.tf2zpk(b,a)</text:p>
      <text:p text:style-name="P1"/>
      <text:p text:style-name="P1">print('\n zero of H(Z): \n',zeros)</text:p>
      <text:p text:style-name="P1"/>
      <text:p text:style-name="P1">print('\n poles of H(Z) : backslash r ',poles) </text:p>
      <text:p text:style-name="P2">print('n gain of H(Z):\n',gain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22:46:51.358745071</meta:creation-date>
    <dc:date>2022-11-04T23:05:30.219476487</dc:date>
    <meta:editing-duration>PT3M43S</meta:editing-duration>
    <meta:editing-cycles>1</meta:editing-cycles>
    <meta:document-statistic meta:table-count="0" meta:image-count="0" meta:object-count="0" meta:page-count="5" meta:paragraph-count="164" meta:word-count="664" meta:character-count="4882" meta:non-whitespace-character-count="4359"/>
    <meta:generator>LibreOffice/7.3.5.2$Linux_X86_64 LibreOffice_project/30$Build-2</meta:generator>
  </office:meta>
</office:document-meta>
</file>